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o stretchy="false">λ</mo>
      <mrow>
        <mo stretchy="false">(</mo>
        <mrow>
          <mi>i</mi>
          <mo stretchy="false">=</mo>
          <mn>1</mn>
        </mrow>
        <mo stretchy="false">)</mo>
      </mrow>
      <mi/>
      <mi mathvariant="italic">ou</mi>
      <mi/>
      <mo stretchy="false">λ</mo>
      <mrow>
        <mrow>
          <mrow>
            <mo stretchy="false">(</mo>
            <mrow>
              <mi>t</mi>
              <mo stretchy="false">=</mo>
              <mn>200h</mn>
            </mrow>
            <mo stretchy="false">)</mo>
          </mrow>
          <mo stretchy="false">=</mo>
          <mfrac>
            <mrow>
              <mn>1</mn>
              <mi/>
              <mi mathvariant="italic">défaillant</mi>
              <mi/>
              <mi>à</mi>
              <mi/>
              <mrow>
                <mi>t</mi>
                <mo stretchy="false">=</mo>
                <mn>200</mn>
              </mrow>
            </mrow>
            <mrow>
              <mn>9</mn>
              <mi/>
              <mi mathvariant="italic">survivants</mi>
              <mrow>
                <mi/>
                <mo stretchy="false">×</mo>
                <mi/>
              </mrow>
              <mn>200</mn>
              <mi>h</mi>
            </mrow>
          </mfrac>
        </mrow>
        <mo stretchy="false">=</mo>
        <mn>5,56</mn>
      </mrow>
      <msup>
        <mn>.10</mn>
        <mrow>
          <mo stretchy="false">−</mo>
          <mn>4</mn>
        </mrow>
      </msup>
      <mn>.</mn>
      <msup>
        <mi>h</mi>
        <mrow>
          <mo stretchy="false">−</mo>
          <mn>1</mn>
        </mrow>
      </msup>
    </mrow>
    <annotation encoding="StarMath 5.0">%lambda(i=1)~ ou ~%lambda(t=200h)= {1 `défaillant ~à~ t=200} over {9 `survivants~ times~  200 h } = 5,56.10^-4 .h^-1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</office:meta>
</office:document-meta>
</file>